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1A00000253B0651F69.jpg"/>
  <manifest:file-entry manifest:media-type="image/png" manifest:full-path="Pictures/10000000000000200000002000309F1C.png"/>
  <manifest:file-entry manifest:media-type="image/png" manifest:full-path="Pictures/10000000000001E0000003206D108B0D.png"/>
  <manifest:file-entry manifest:media-type="image/png" manifest:full-path="Pictures/10000000000001E000000320EE9A5B94.png"/>
  <manifest:file-entry manifest:media-type="image/png" manifest:full-path="Pictures/100002010000004800000048A0F4BD32.png"/>
  <manifest:file-entry manifest:media-type="image/png" manifest:full-path="Pictures/10000000000001E0000003206219A106.png"/>
  <manifest:file-entry manifest:media-type="image/png" manifest:full-path="Pictures/10000000000001E0000003209974B0B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99cm, 6.001cm, 6.001cm, 0cm)" draw:image-opacity="100%" style:mirror="none"/>
    </style:style>
    <style:style style:name="pr1" style:family="presentation" style:parent-style-name="arc_5f_misty_5f_mono_5f_vivid_5f_blue-title">
      <style:graphic-properties fo:min-height="3.256cm"/>
    </style:style>
    <style:style style:name="pr2" style:family="presentation" style:parent-style-name="arc_5f_misty_5f_mono_5f_vivid_5f_blue-subtitle">
      <style:graphic-properties draw:fill-color="#ffffff" draw:auto-grow-height="true" fo:min-height="15.782cm"/>
    </style:style>
    <style:style style:name="pr3" style:family="presentation" style:parent-style-name="arc_5f_misty_5f_mono_5f_vivid_5f_blue-notes">
      <style:graphic-properties draw:fill-color="#ffffff" fo:min-height="13.114cm"/>
    </style:style>
    <style:style style:name="pr4" style:family="presentation" style:parent-style-name="arc_5f_misty_5f_mono_5f_vivid_5f_blue-title">
      <style:graphic-properties draw:auto-grow-height="true" fo:min-height="1.894cm" fo:min-width="24.699cm"/>
    </style:style>
    <style:style style:name="pr5" style:family="presentation" style:parent-style-name="arc_5f_misty_5f_mono_5f_vivid_5f_blue-outline1">
      <style:graphic-properties draw:auto-grow-height="true" fo:min-height="13.861cm" fo:min-width="24.699cm"/>
    </style:style>
    <style:style style:name="pr6" style:family="presentation" style:parent-style-name="arc_5f_misty_5f_mono_5f_vivid_5f_blue-notes">
      <style:graphic-properties draw:fill-color="#ffffff" fo:min-height="13.114cm" fo:min-width="16.299cm"/>
    </style:style>
    <style:style style:name="P1" style:family="paragraph">
      <style:text-properties fo:font-family="'IPA Pゴシック'" style:font-family-generic="swiss" style:font-pitch="variable" fo:font-size="48pt" style:font-family-asian="'IPA Pゴシック'" style:font-family-generic-asian="swiss" style:font-pitch-asian="variable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text-properties style:font-size-asian="20pt"/>
    </style:style>
    <style:style style:name="T1" style:family="text">
      <style:text-properties fo:font-family="'IPA Pゴシック'" style:font-family-generic="swiss" style:font-pitch="variable" fo:font-size="48pt" style:font-family-asian="'IPA Pゴシック'" style:font-family-generic-asian="swiss" style:font-pitch-asian="variable" style:font-size-asian="48pt" style:font-size-complex="48pt"/>
    </style:style>
    <style:style style:name="T2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rc_5f_misty_5f_mono_5f_vivid_5f_blue" presentation:presentation-page-layout-name="AL1T0" draw:id="id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GTUG Hackathon '11/5</text:p>
          </draw:text-box>
        </draw:frame>
        <draw:frame presentation:style-name="pr2" draw:text-style-name="P1" draw:layer="layout" svg:width="26.305cm" svg:height="15.782cm" svg:x="1.4cm" svg:y="2.966cm" presentation:class="subtitle">
          <draw:text-box>
            <text:p><text:span text:style-name="T1">震災サポートチーム</text:span></text:p>
            <text:p><text:span text:style-name="T1">結果発表</text:span></text:p>
          </draw:text-box>
        </draw:frame>
        <draw:frame draw:style-name="gr1" draw:text-style-name="P2" draw:layer="layout" svg:width="5.853cm" svg:height="5.853cm" svg:x="0.725cm" svg:y="12.522cm">
          <draw:image xlink:href="Pictures/100002010000004800000048A0F4BD32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arc_5f_misty_5f_mono_5f_vivid_5f_blue" presentation:presentation-page-layout-name="AL2T1" draw:id="id2">
        <office:forms form:automatic-focus="false" form:apply-design-mode="false"/>
        <draw:frame presentation:style-name="pr4" draw:layer="layout" svg:width="25.199cm" svg:height="2.097cm" svg:x="1.4cm" svg:y="0.236cm" presentation:class="title" presentation:user-transformed="true">
          <draw:text-box>
            <text:p>メンバー!!</text:p>
          </draw:text-box>
        </draw:frame>
        <draw:frame presentation:style-name="pr5" draw:text-style-name="P3" draw:layer="layout" svg:width="25.199cm" svg:height="13.861cm" svg:x="1.4cm" svg:y="2.966cm" presentation:class="outline" presentation:user-transformed="true">
          <draw:text-box>
            <text:list text:style-name="L2">
              <text:list-item>
                <text:p><text:span text:style-name="T2">西野 </text:span><text:span text:style-name="T2">API &amp; </text:span><text:span text:style-name="T2">アプリ兼隊長 <text:s/></text:span></text:p>
                <text:p><text:span text:style-name="T2"><text:s/></text:span></text:p>
              </text:list-item>
              <text:list-item>
                <text:p><text:span text:style-name="T2">大橋 </text:span><text:span text:style-name="T2">Widget</text:span><text:span text:style-name="T2">係</text:span></text:p>
                <text:p><text:span text:style-name="T2"/></text:p>
              </text:list-item>
              <text:list-item>
                <text:p><text:span text:style-name="T2">栗山</text:span><text:span text:style-name="T2">(</text:span><text:span text:style-name="T2">しもだ</text:span><text:span text:style-name="T2">) GPS</text:span><text:span text:style-name="T2">係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arc_5f_misty_5f_mono_5f_vivid_5f_blue" presentation:presentation-page-layout-name="AL2T1" draw:id="id3">
        <office:forms form:automatic-focus="false" form:apply-design-mode="false"/>
        <draw:frame presentation:style-name="pr4" draw:layer="layout" svg:width="25.199cm" svg:height="2.097cm" svg:x="1.4cm" svg:y="0.236cm" presentation:class="title" presentation:user-transformed="true">
          <draw:text-box>
            <text:p>チャレンジ内容!!</text:p>
          </draw:text-box>
        </draw:frame>
        <draw:frame presentation:style-name="pr5" draw:text-style-name="P3" draw:layer="layout" svg:width="25.199cm" svg:height="13.861cm" svg:x="1.4cm" svg:y="2.966cm" presentation:class="outline" presentation:user-transformed="true">
          <draw:text-box>
            <text:list text:style-name="L2">
              <text:list-item>
                <text:p><text:span text:style-name="T2">日本の厳しい夏に向けて</text:span><text:span text:style-name="T2">! </text:span><text:span text:style-name="T2"><text:line-break/></text:span><text:span text:style-name="T2"/></text:p>
                <text:list>
                  <text:list-item>
                    <text:p><text:span text:style-name="T2">電力目標を知る</text:span><text:span text:style-name="T2">!</text:span></text:p>
                  </text:list-item>
                  <text:list-item>
                    <text:p><text:span text:style-name="T2">放射線量を知る</text:span><text:span text:style-name="T2">!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arc_5f_misty_5f_mono_5f_vivid_5f_blue" presentation:presentation-page-layout-name="AL2T1" draw:id="id4">
        <office:forms form:automatic-focus="false" form:apply-design-mode="false"/>
        <draw:frame presentation:style-name="pr4" draw:layer="layout" svg:width="25.199cm" svg:height="2.097cm" svg:x="1.4cm" svg:y="0.236cm" presentation:class="title" presentation:user-transformed="true">
          <draw:text-box>
            <text:p>チャレンジ内容!!</text:p>
          </draw:text-box>
        </draw:frame>
        <draw:frame presentation:style-name="pr5" draw:text-style-name="P3" draw:layer="layout" svg:width="25.199cm" svg:height="13.861cm" svg:x="1.4cm" svg:y="2.966cm" presentation:class="outline" presentation:user-transformed="true">
          <draw:text-box>
            <text:list text:style-name="L2">
              <text:list-item>
                <text:p><text:span text:style-name="T2">知る</text:span><text:span text:style-name="T2">!</text:span></text:p>
                <text:list>
                  <text:list-item>
                    <text:p><text:span text:style-name="T2">WebAPI: </text:span><text:span text:style-name="T2">東電 電力供給</text:span><text:span text:style-name="T2">API</text:span><text:span text:style-name="T2"><text:line-break/></text:span><text:span text:style-name="T2"> <text:s text:c="24"/></text:span><text:span text:style-name="T2">放射線</text:span><text:span text:style-name="T2">API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8.106cm" svg:height="13.512cm" svg:x="2.272cm" svg:y="9.039cm">
          <draw:image xlink:href="Pictures/10000000000001E0000003206D108B0D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arc_5f_misty_5f_mono_5f_vivid_5f_blue" presentation:presentation-page-layout-name="AL2T1" draw:id="id5">
        <office:forms form:automatic-focus="false" form:apply-design-mode="false"/>
        <draw:frame presentation:style-name="pr4" draw:layer="layout" svg:width="25.199cm" svg:height="2.097cm" svg:x="1.4cm" svg:y="0.236cm" presentation:class="title" presentation:user-transformed="true">
          <draw:text-box>
            <text:p>チャレンジ内容!!</text:p>
          </draw:text-box>
        </draw:frame>
        <draw:frame presentation:style-name="pr5" draw:text-style-name="P3" draw:layer="layout" svg:width="25.199cm" svg:height="13.861cm" svg:x="1.4cm" svg:y="2.966cm" presentation:class="outline" presentation:user-transformed="true">
          <draw:text-box>
            <text:list text:style-name="L2">
              <text:list-item>
                <text:p><text:span text:style-name="T2">見る</text:span><text:span text:style-name="T2">!</text:span></text:p>
                <text:list>
                  <text:list-item>
                    <text:p><text:span text:style-name="T2">Android Widget</text:span><text:span text:style-name="T2">で常に確認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1.216cm" svg:height="11.996cm" svg:x="3.741cm" svg:y="8.104cm">
          <draw:image xlink:href="Pictures/10000000000001E0000003206219A106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arc_5f_misty_5f_mono_5f_vivid_5f_blue" presentation:presentation-page-layout-name="AL2T1" draw:id="id6">
        <office:forms form:automatic-focus="false" form:apply-design-mode="false"/>
        <draw:frame presentation:style-name="pr4" draw:layer="layout" svg:width="25.199cm" svg:height="2.097cm" svg:x="1.4cm" svg:y="0.236cm" presentation:class="title" presentation:user-transformed="true">
          <draw:text-box>
            <text:p>チャレンジ内容!!</text:p>
          </draw:text-box>
        </draw:frame>
        <draw:frame presentation:style-name="pr5" draw:text-style-name="P3" draw:layer="layout" svg:width="25.199cm" svg:height="13.861cm" svg:x="1.4cm" svg:y="2.966cm" presentation:class="outline" presentation:user-transformed="true">
          <draw:text-box>
            <text:list text:style-name="L2">
              <text:list-item>
                <text:p><text:span text:style-name="T2">もっとお手軽に</text:span><text:span text:style-name="T2">!</text:span></text:p>
                <text:list>
                  <text:list-item>
                    <text:p><text:span text:style-name="T2">GPS</text:span><text:span text:style-name="T2">から現在位置を取得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8.67cm" svg:height="11.867cm" svg:x="4.559cm" svg:y="8.27cm">
          <draw:image xlink:href="Pictures/10000000000001E0000003209974B0BF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arc_5f_misty_5f_mono_5f_vivid_5f_blue" presentation:presentation-page-layout-name="AL2T1" draw:id="id7">
        <office:forms form:automatic-focus="false" form:apply-design-mode="false"/>
        <draw:frame presentation:style-name="pr4" draw:layer="layout" svg:width="25.199cm" svg:height="2.097cm" svg:x="1.4cm" svg:y="0.236cm" presentation:class="title" presentation:user-transformed="true">
          <draw:text-box>
            <text:p>チャレンジ内容!!</text:p>
          </draw:text-box>
        </draw:frame>
        <draw:frame presentation:style-name="pr5" draw:text-style-name="P3" draw:layer="layout" svg:width="25.199cm" svg:height="13.861cm" svg:x="1.4cm" svg:y="2.966cm" presentation:class="outline" presentation:user-transformed="true">
          <draw:text-box>
            <text:list text:style-name="L2">
              <text:list-item>
                <text:p><text:span text:style-name="T2">隊長最後の</text:span><text:span text:style-name="T2">10</text:span><text:span text:style-name="T2">分でがんばる</text:span></text:p>
                <text:list>
                  <text:list-item>
                    <text:p><text:span text:style-name="T2">きれいなアプリになりました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7.688cm" svg:height="12.815cm" svg:x="8.092cm" svg:y="8.185cm">
          <draw:image xlink:href="Pictures/10000000000001E000000320EE9A5B94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arc_5f_misty_5f_mono_5f_vivid_5f_blue" presentation:presentation-page-layout-name="AL2T1" draw:id="id8">
        <office:forms form:automatic-focus="false" form:apply-design-mode="false"/>
        <draw:frame presentation:style-name="pr4" draw:layer="layout" svg:width="25.199cm" svg:height="2.097cm" svg:x="1.4cm" svg:y="0.236cm" presentation:class="title" presentation:user-transformed="true">
          <draw:text-box>
            <text:p>感想!!</text:p>
          </draw:text-box>
        </draw:frame>
        <draw:frame presentation:style-name="pr5" draw:text-style-name="P3" draw:layer="layout" svg:width="25.199cm" svg:height="15.993cm" svg:x="1.4cm" svg:y="2.966cm" presentation:class="outline" presentation:user-transformed="true">
          <draw:text-box>
            <text:list text:style-name="L2">
              <text:list-item>
                <text:p><text:span text:style-name="T2">西野隊長</text:span></text:p>
                <text:list>
                  <text:list-header>
                    <text:p><text:span text:style-name="T2">3</text:span><text:span text:style-name="T2">本の矢 </text:span><text:span text:style-name="T2">(</text:span><text:span text:style-name="T2">キリッ</text:span></text:p>
                  </text:list-header>
                </text:list>
              </text:list-item>
              <text:list-item>
                <text:p><text:span text:style-name="T2">大橋</text:span></text:p>
                <text:list>
                  <text:list-header>
                    <text:p><text:span text:style-name="T2">Java</text:span><text:span text:style-name="T2">って難しい</text:span><text:span text:style-name="T2">...(^-^;</text:span></text:p>
                  </text:list-header>
                </text:list>
              </text:list-item>
              <text:list-item>
                <text:p><text:span text:style-name="T2">栗山</text:span></text:p>
                <text:list>
                  <text:list-header>
                    <text:p><text:span text:style-name="T2">GPS</text:span><text:span text:style-name="T2">って簡単なんだ</text:span><text:span text:style-name="T2">...</text:span></text:p>
                  </text:list-header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31A00000253B0651F69.jp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draw:auto-grow-width="tru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rc_5f_misty_5f_mono_5f_vivid_5f_blue-background" style:display-name="arc_misty_mono_vivid_blue-background" style:family="presentation">
      <style:graphic-properties draw:stroke="none" draw:fill="bitmap" draw:fill-image-name="background" style:repeat="stretch"/>
      <style:text-properties style:letter-kerning="true"/>
    </style:style>
    <style:style style:name="arc_5f_misty_5f_mono_5f_vivid_5f_blue-backgroundobjects" style:display-name="arc_misty_mono_vivid_blu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rc_5f_misty_5f_mono_5f_vivid_5f_blue-notes" style:display-name="arc_misty_mono_vivid_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rc_5f_misty_5f_mono_5f_vivid_5f_blue-outline1" style:display-name="arc_misty_mono_vivid_blue-outline1" style:family="presentation">
      <style:graphic-properties draw:stroke="none" draw:fill="none">
        <text:list-style style:name="arc_5f_misty_5f_mono_5f_vivid_5f_blue-outline1" style:display-name="arc_misty_mono_vivid_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rc_5f_misty_5f_mono_5f_vivid_5f_blue-outline2" style:display-name="arc_misty_mono_vivid_blue-outline2" style:family="presentation" style:parent-style-name="arc_5f_misty_5f_mono_5f_vivid_5f_blue-outline1">
      <style:paragraph-properties fo:margin-top="0cm" fo:margin-bottom="0.4cm"/>
      <style:text-properties fo:font-size="28pt" style:font-size-asian="28pt" style:font-size-complex="28pt"/>
    </style:style>
    <style:style style:name="arc_5f_misty_5f_mono_5f_vivid_5f_blue-outline3" style:display-name="arc_misty_mono_vivid_blue-outline3" style:family="presentation" style:parent-style-name="arc_5f_misty_5f_mono_5f_vivid_5f_blue-outline2">
      <style:paragraph-properties fo:margin-top="0cm" fo:margin-bottom="0.3cm"/>
      <style:text-properties fo:font-size="24pt" style:font-size-asian="24pt" style:font-size-complex="24pt"/>
    </style:style>
    <style:style style:name="arc_5f_misty_5f_mono_5f_vivid_5f_blue-outline4" style:display-name="arc_misty_mono_vivid_blue-outline4" style:family="presentation" style:parent-style-name="arc_5f_misty_5f_mono_5f_vivid_5f_blue-outline3">
      <style:paragraph-properties fo:margin-top="0cm" fo:margin-bottom="0.2cm"/>
      <style:text-properties fo:font-size="20pt" style:font-size-asian="20pt" style:font-size-complex="20pt"/>
    </style:style>
    <style:style style:name="arc_5f_misty_5f_mono_5f_vivid_5f_blue-outline5" style:display-name="arc_misty_mono_vivid_blue-outline5" style:family="presentation" style:parent-style-name="arc_5f_misty_5f_mono_5f_vivid_5f_blue-outline4">
      <style:paragraph-properties fo:margin-top="0cm" fo:margin-bottom="0.1cm"/>
      <style:text-properties fo:font-size="20pt" style:font-size-asian="20pt" style:font-size-complex="20pt"/>
    </style:style>
    <style:style style:name="arc_5f_misty_5f_mono_5f_vivid_5f_blue-outline6" style:display-name="arc_misty_mono_vivid_blue-outline6" style:family="presentation" style:parent-style-name="arc_5f_misty_5f_mono_5f_vivid_5f_blue-outline5">
      <style:paragraph-properties fo:margin-top="0cm" fo:margin-bottom="0.1cm"/>
      <style:text-properties fo:font-size="20pt" style:font-size-asian="20pt" style:font-size-complex="20pt"/>
    </style:style>
    <style:style style:name="arc_5f_misty_5f_mono_5f_vivid_5f_blue-outline7" style:display-name="arc_misty_mono_vivid_blue-outline7" style:family="presentation" style:parent-style-name="arc_5f_misty_5f_mono_5f_vivid_5f_blue-outline6">
      <style:paragraph-properties fo:margin-top="0cm" fo:margin-bottom="0.1cm"/>
      <style:text-properties fo:font-size="20pt" style:font-size-asian="20pt" style:font-size-complex="20pt"/>
    </style:style>
    <style:style style:name="arc_5f_misty_5f_mono_5f_vivid_5f_blue-outline8" style:display-name="arc_misty_mono_vivid_blue-outline8" style:family="presentation" style:parent-style-name="arc_5f_misty_5f_mono_5f_vivid_5f_blue-outline7">
      <style:paragraph-properties fo:margin-top="0cm" fo:margin-bottom="0.1cm"/>
      <style:text-properties fo:font-size="20pt" style:font-size-asian="20pt" style:font-size-complex="20pt"/>
    </style:style>
    <style:style style:name="arc_5f_misty_5f_mono_5f_vivid_5f_blue-outline9" style:display-name="arc_misty_mono_vivid_blue-outline9" style:family="presentation" style:parent-style-name="arc_5f_misty_5f_mono_5f_vivid_5f_blue-outline8">
      <style:paragraph-properties fo:margin-top="0cm" fo:margin-bottom="0.1cm"/>
      <style:text-properties fo:font-size="20pt" style:font-size-asian="20pt" style:font-size-complex="20pt"/>
    </style:style>
    <style:style style:name="arc_5f_misty_5f_mono_5f_vivid_5f_blue-subtitle" style:display-name="arc_misty_mono_vivid_blue-subtitle" style:family="presentation">
      <style:graphic-properties draw:stroke="none" draw:fill="none" draw:textarea-vertical-align="middle">
        <text:list-style style:name="arc_5f_misty_5f_mono_5f_vivid_5f_blue-subtitle" style:display-name="arc_misty_mono_vivid_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rc_5f_misty_5f_mono_5f_vivid_5f_blue-title" style:display-name="arc_misty_mono_vivid_blue-title" style:family="presentation">
      <style:graphic-properties draw:stroke="none" draw:fill="none" draw:textarea-vertical-align="middle">
        <text:list-style style:name="arc_5f_misty_5f_mono_5f_vivid_5f_blue-title" style:display-name="arc_misty_mono_vivid_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rc_5f_misty_5f_mono_5f_vivid_5f_blue-backgroundobjects">
      <style:graphic-properties draw:stroke="none" draw:fill="none" draw:fill-color="#ffffff" draw:auto-grow-height="false" fo:min-height="1.449cm"/>
    </style:style>
    <style:style style:name="Mpr2" style:family="presentation" style:parent-style-name="arc_5f_misty_5f_mono_5f_vivid_5f_blue-backgroundobjects">
      <style:graphic-properties draw:stroke="none" draw:opacity="60%" draw:textarea-horizontal-align="justify" draw:textarea-vertical-align="middle" draw:auto-grow-height="false" draw:shadow-opacity="60%"/>
    </style:style>
    <style:style style:name="Mpr3" style:family="presentation" style:parent-style-name="arc_5f_misty_5f_mono_5f_vivid_5f_blue-backgroundobjects">
      <style:graphic-properties draw:stroke="none" draw:fill="none" draw:fill-color="#ffffff" draw:auto-grow-height="false" fo:min-height="1.485cm"/>
    </style:style>
    <style:style style:name="Mpr4" style:family="presentation" style:parent-style-name="arc_5f_misty_5f_mono_5f_vivid_5f_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2.983cm" svg:height="1.484cm" svg:x="3.065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233cm" svg:height="1.484cm" svg:x="14.82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983cm" svg:height="1.484cm" svg:x="3.065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.992cm" svg:height="1.484cm" svg:x="15.44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rc_5f_misty_5f_mono_5f_vivid_5f_blue" style:display-name="arc_misty_mono_vivid_blue" style:page-layout-name="PM1" draw:style-name="Mdp1">
      <office:forms form:automatic-focus="false" form:apply-design-mode="false"/>
      <draw:frame presentation:style-name="arc_5f_misty_5f_mono_5f_vivid_5f_blue-title" draw:layer="backgroundobjects" svg:width="25.199cm" svg:height="1.893cm" svg:x="1.4cm" svg:y="0.337cm" presentation:class="title" presentation:placeholder="true">
        <draw:text-box/>
      </draw:frame>
      <draw:frame presentation:style-name="arc_5f_misty_5f_mono_5f_vivid_5f_blue-outline1" draw:layer="backgroundobjects" svg:width="26.305cm" svg:height="13.86cm" svg:x="1.4cm" svg:y="2.96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draw:frame draw:style-name="Mgr3" draw:text-style-name="MP4" draw:layer="backgroundobjects" svg:width="5.853cm" svg:height="5.853cm" svg:x="0.724cm" svg:y="12.521cm">
        <draw:image xlink:href="Pictures/100002010000004800000048A0F4BD32.png" xlink:type="simple" xlink:show="embed" xlink:actuate="onLoad">
          <text:p/>
        </draw:image>
      </draw:frame>
      <draw:custom-shape presentation:style-name="Mpr2" draw:text-style-name="MP4" draw:layer="backgroundobjects" svg:width="7.019cm" svg:height="6.357cm" svg:x="0cm" svg:y="12.237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arc_5f_misty_5f_mono_5f_vivid_5f_blue-title" draw:layer="backgroundobjects" svg:width="14.848cm" svg:height="11.136cm" svg:x="3.075cm" svg:y="2.257cm" presentation:class="page"/>
        <draw:frame presentation:style-name="arc_5f_misty_5f_mono_5f_vivid_5f_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3-18T12:21:07</meta:creation-date>
    <meta:editing-duration>PT49H35M44S</meta:editing-duration>
    <meta:editing-cycles>45</meta:editing-cycles>
    <meta:generator>OpenOffice.org/3.2$Linux OpenOffice.org_project/320m19$Build-9505</meta:generator>
    <dc:description>Ochi Takashi (hagetaka0)</dc:description>
    <dc:subject>simple background</dc:subject>
    <dc:title>arc_misty_mono_vivid_green</dc:title>
    <meta:keyword>simple</meta:keyword>
    <meta:keyword>background</meta:keyword>
    <meta:keyword>template</meta:keyword>
    <meta:keyword>Impress</meta:keyword>
    <meta:keyword>vivid</meta:keyword>
    <dc:date>2011-05-28T16:53:56</dc:date>
    <meta:document-statistic meta:object-count="60"/>
    <meta:user-defined meta:name="License">&lt;a href="http://www.youtube.com/hagetaka0&gt;YouTube - hagetaka0's Channel&lt;/a&gt;</meta:user-defined>
  </office:meta>
</office:document-meta>
</file>